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62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fo:background-color="#ff3333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3333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c3c3c" style:cell-protect="none" style:print-content="true" style:diagonal-bl-tr="0.74pt solid #3c3c3c" style:diagonal-tl-br="0.74pt solid #3c3c3c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cell-protect="none" style:print-content="true" style:diagonal-bl-tr="0.74pt solid #3c3c3c" style:diagonal-tl-br="0.74pt solid #3c3c3c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35.94pt" table:end-y="8.62pt" draw:z-index="0" draw:name="Chart 1" draw:style-name="gr1" draw:text-style-name="P1" svg:width="846.48pt" svg:height="502.13pt" svg:x="0pt" svg:y="1.53pt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 'fréquentation (A) détail'.A43:'fréquentation (A) détail'.A43 'fréquentation (A) détail'.B43:'fréquentation (A) détail'.AF43 'fréquentation (A) détail'.A44:'fréquentation (A) détail'.A44 'fréquentation (A) détail'.B44:'fréquentation (A) détail'.AF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ur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10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table:number-columns-repeated="2"/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49" calcext:value-type="float">
            <text:p>149</text:p>
          </table:table-cell>
          <table:table-cell table:style-name="ce16" table:number-columns-repeated="2"/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45" calcext:value-type="float">
            <text:p>145</text:p>
          </table:table-cell>
          <table:table-cell table:style-name="ce16" table:number-columns-repeated="2"/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4" calcext:value-type="float">
            <text:p>164</text:p>
          </table:table-cell>
          <table:table-cell table:style-name="ce16" table:number-columns-repeated="2"/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25" calcext:value-type="float">
            <text:p>125</text:p>
          </table:table-cell>
          <table:table-cell table:style-name="ce20" table:formula="of:=SUM([.B38:.AF38])" office:value-type="float" office:value="2512" calcext:value-type="float">
            <text:p>2512</text:p>
          </table:table-cell>
          <table:table-cell table:style-name="ce24" table:formula="of:=[.AG38]/[.AG44]" office:value-type="percentage" office:value="0.392377382068104" calcext:value-type="percentage">
            <text:p>39.2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2</text:p>
          </table:table-cell>
          <table:table-cell table:style-name="ce11"/>
          <table:table-cell table:style-name="ce14" table:number-columns-repeated="3"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7"/>
          <table:table-cell table:style-name="ce16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59" calcext:value-type="float">
            <text:p>59</text:p>
          </table:table-cell>
          <table:table-cell table:style-name="ce14" office:value-type="float" office:value="54" calcext:value-type="float">
            <text:p>54</text:p>
          </table:table-cell>
          <table:table-cell table:style-name="ce16" table:number-columns-repeated="2"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6" table:number-columns-repeated="2"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0" calcext:value-type="float">
            <text:p>50</text:p>
          </table:table-cell>
          <table:table-cell table:style-name="ce16" table:number-columns-repeated="2"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7" calcext:value-type="float">
            <text:p>37</text:p>
          </table:table-cell>
          <table:table-cell table:style-name="ce20" table:formula="of:=SUM([.B39:.AF39])" office:value-type="float" office:value="919" calcext:value-type="float">
            <text:p>919</text:p>
          </table:table-cell>
          <table:table-cell table:style-name="ce24" table:formula="of:=[.AG39]/[.AG44]" office:value-type="percentage" office:value="0.143548890971571" calcext:value-type="percentage">
            <text:p>14.4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3</text:p>
          </table:table-cell>
          <table:table-cell table:style-name="ce11"/>
          <table:table-cell table:style-name="ce14" table:number-columns-repeated="3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17"/>
          <table:table-cell table:style-name="ce16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6" table:number-columns-repeated="2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6" table:number-columns-repeated="2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6" table:number-columns-repeated="2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SUM([.B40:.AF40])" office:value-type="float" office:value="264" calcext:value-type="float">
            <text:p>264</text:p>
          </table:table-cell>
          <table:table-cell table:style-name="ce24" table:formula="of:=[.AG40]/[.AG44]" office:value-type="percentage" office:value="0.0412371134020619" calcext:value-type="percentage">
            <text:p>4.1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style-name="ce11"/>
          <table:table-cell table:style-name="ce14" table:number-columns-repeated="3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3" calcext:value-type="float">
            <text:p>93</text:p>
          </table:table-cell>
          <table:table-cell table:style-name="ce17"/>
          <table:table-cell table:style-name="ce16"/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2" calcext:value-type="float">
            <text:p>82</text:p>
          </table:table-cell>
          <table:table-cell table:style-name="ce16" table:number-columns-repeated="2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8" calcext:value-type="float">
            <text:p>78</text:p>
          </table:table-cell>
          <table:table-cell table:style-name="ce16" table:number-columns-repeated="2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6" calcext:value-type="float">
            <text:p>86</text:p>
          </table:table-cell>
          <table:table-cell table:style-name="ce16" table:number-columns-repeated="2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5" calcext:value-type="float">
            <text:p>65</text:p>
          </table:table-cell>
          <table:table-cell table:style-name="ce20" table:formula="of:=SUM([.B41:.AF41])" office:value-type="float" office:value="1376" calcext:value-type="float">
            <text:p>1376</text:p>
          </table:table-cell>
          <table:table-cell table:style-name="ce24" table:formula="of:=[.AG41]/[.AG44]" office:value-type="percentage" office:value="0.214932833489534" calcext:value-type="percentage">
            <text:p>21.5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5</text:p>
          </table:table-cell>
          <table:table-cell table:style-name="ce11"/>
          <table:table-cell table:style-name="ce14" table:number-columns-repeated="3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4" calcext:value-type="float">
            <text:p>74</text:p>
          </table:table-cell>
          <table:table-cell table:style-name="ce17"/>
          <table:table-cell table:style-name="ce16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6" calcext:value-type="float">
            <text:p>86</text:p>
          </table:table-cell>
          <table:table-cell table:style-name="ce16" table:number-columns-repeated="2"/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6" table:number-columns-repeated="2"/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9" calcext:value-type="float">
            <text:p>89</text:p>
          </table:table-cell>
          <table:table-cell table:style-name="ce16" table:number-columns-repeated="2"/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20" table:formula="of:=SUM([.B42:.AF42])" office:value-type="float" office:value="1331" calcext:value-type="float">
            <text:p>1331</text:p>
          </table:table-cell>
          <table:table-cell table:style-name="ce24" table:formula="of:=[.AG42]/[.AG44]" office:value-type="percentage" office:value="0.207903780068729" calcext:value-type="percentage">
            <text:p>20.8%</text:p>
          </table:table-cell>
          <table:table-cell table:number-columns-repeated="990"/>
        </table:table-row>
        <table:table-row table:style-name="ro3">
          <table:table-cell table:style-name="ce6" office:value-type="string" calcext:value-type="string">
            <text:p>l6</text:p>
          </table:table-cell>
          <table:table-cell table:style-name="ce11"/>
          <table:table-cell table:style-name="ce14" table:number-columns-repeated="5"/>
          <table:table-cell table:style-name="ce17"/>
          <table:table-cell table:style-name="ce16"/>
          <table:table-cell table:style-name="ce14" table:number-columns-repeated="5"/>
          <table:table-cell table:style-name="ce16" table:number-columns-repeated="2"/>
          <table:table-cell table:style-name="ce14" table:number-columns-repeated="5"/>
          <table:table-cell table:style-name="ce16" table:number-columns-repeated="2"/>
          <table:table-cell table:style-name="ce14" table:number-columns-repeated="5"/>
          <table:table-cell table:style-name="ce16" table:number-columns-repeated="2"/>
          <table:table-cell table:style-name="ce14" table:number-columns-repeated="2"/>
          <table:table-cell table:style-name="ce20" table:formula="of:=SUM([.B43:.AF43])" office:value-type="float" office:value="0" calcext:value-type="float">
            <text:p>0</text:p>
          </table:table-cell>
          <table:table-cell table:style-name="ce24" table:formula="of:=[.AG43]/[.AG44]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100" calcext:value-type="float">
            <text:p>10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349" calcext:value-type="float">
            <text:p>349</text:p>
          </table:table-cell>
          <table:table-cell table:style-name="ce12" table:formula="of:=SUM([.G38:.G43])" office:value-type="float" office:value="374" calcext:value-type="float">
            <text:p>374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396" calcext:value-type="float">
            <text:p>396</text:p>
          </table:table-cell>
          <table:table-cell table:style-name="ce12" table:formula="of:=SUM([.K38:.K43])" office:value-type="float" office:value="336" calcext:value-type="float">
            <text:p>336</text:p>
          </table:table-cell>
          <table:table-cell table:style-name="ce12" table:formula="of:=SUM([.L38:.L43])" office:value-type="float" office:value="377" calcext:value-type="float">
            <text:p>377</text:p>
          </table:table-cell>
          <table:table-cell table:style-name="ce12" table:formula="of:=SUM([.M38:.M43])" office:value-type="float" office:value="303" calcext:value-type="float">
            <text:p>303</text:p>
          </table:table-cell>
          <table:table-cell table:style-name="ce12" table:formula="of:=SUM([.N38:.N43])" office:value-type="float" office:value="387" calcext:value-type="float">
            <text:p>387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323" calcext:value-type="float">
            <text:p>323</text:p>
          </table:table-cell>
          <table:table-cell table:style-name="ce12" table:formula="of:=SUM([.R38:.R43])" office:value-type="float" office:value="223" calcext:value-type="float">
            <text:p>223</text:p>
          </table:table-cell>
          <table:table-cell table:style-name="ce12" table:formula="of:=SUM([.S38:.S43])" office:value-type="float" office:value="297" calcext:value-type="float">
            <text:p>297</text:p>
          </table:table-cell>
          <table:table-cell table:style-name="ce12" table:formula="of:=SUM([.T38:.T43])" office:value-type="float" office:value="306" calcext:value-type="float">
            <text:p>306</text:p>
          </table:table-cell>
          <table:table-cell table:style-name="ce12" table:formula="of:=SUM([.U38:.U43])" office:value-type="float" office:value="363" calcext:value-type="float">
            <text:p>363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370" calcext:value-type="float">
            <text:p>370</text:p>
          </table:table-cell>
          <table:table-cell table:style-name="ce12" table:formula="of:=SUM([.Y38:.Y43])" office:value-type="float" office:value="281" calcext:value-type="float">
            <text:p>281</text:p>
          </table:table-cell>
          <table:table-cell table:style-name="ce12" table:formula="of:=SUM([.Z38:.Z43])" office:value-type="float" office:value="294" calcext:value-type="float">
            <text:p>294</text:p>
          </table:table-cell>
          <table:table-cell table:style-name="ce12" table:formula="of:=SUM([.AA38:.AA43])" office:value-type="float" office:value="270" calcext:value-type="float">
            <text:p>270</text:p>
          </table:table-cell>
          <table:table-cell table:style-name="ce12" table:formula="of:=SUM([.AB38:.AB43])" office:value-type="float" office:value="407" calcext:value-type="float">
            <text:p>407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356" calcext:value-type="float">
            <text:p>356</text:p>
          </table:table-cell>
          <table:table-cell table:style-name="ce12" table:formula="of:=SUM([.AF38:.AF43])" office:value-type="float" office:value="290" calcext:value-type="float">
            <text:p>290</text:p>
          </table:table-cell>
          <table:table-cell table:style-name="ce21" table:formula="of:=SUM([.B44:.AF44])" office:value-type="float" office:value="6402" calcext:value-type="float">
            <text:p>6,402</text:p>
          </table:table-cell>
          <table:table-cell table:style-name="ce25" table:formula="of:=[.AG44]/[.AG44]" office:value-type="percentage" office:value="1" calcext:value-type="percentage">
            <text:p>100 %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y_20_Style" style:display-name="My Style" style:family="table-cell" style:parent-style-name="Default">
      <style:table-cell-properties fo:background-color="#666694"/>
      <style:text-properties fo:color="#ffffff"/>
    </style:style>
    <style:style style:name="My_20_Style2" style:display-name="My Style2" style:family="table-cell" style:parent-style-name="Default">
      <style:table-cell-properties fo:background-color="#cccc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1:54:21.820006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riétaire-Exploitant" style:display-name="PageStyle_Propriétaire-Explo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es_20_rattachées" style:display-name="PageStyle_Communes rattach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tés" style:display-name="PageStyle_quant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légués" style:display-name="PageStyle_Délégu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ures_20_d_27_ouverture" style:display-name="PageStyle_Heures d'ouver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s_20_et_20_adaptations" style:display-name="PageStyle_Modifications et adap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sation" style:display-name="PageStyle_U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ion_20_continue" style:display-name="PageStyle_Formation conti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bilisation" style:display-name="PageStyle_Sensib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_20_et_20_accidents" style:display-name="PageStyle_Incidents et ac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" style:display-name="PageStyle_fréquentation (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_20_détail" style:display-name="PageStyle_fréquentation (A) 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B_29_" style:display-name="PageStyle_Fréquentation (B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yoen</meta:initial-creator>
    <meta:creation-date>2016-09-07T14:04:50</meta:creation-date>
    <dc:date>2018-09-26T11:54:22.462213884</dc:date>
    <meta:editing-cycles>40</meta:editing-cycles>
    <meta:editing-duration>PT8H50M34S</meta:editing-duration>
    <meta:generator>LibreOffice/6.0.6.2$Linux_X86_64 LibreOffice_project/00m0$Build-2</meta:generator>
    <meta:document-statistic meta:table-count="1" meta:cell-count="21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4pt" style:text-underline-style="solid" style:text-underline-width="auto" fo:font-weight="bold" style:font-size-asian="14pt" style:font-weight-asian="bold" style:font-family-complex="Arial" style:font-size-complex="14pt" style:font-weight-complex="bold"/>
    </style:style>
    <style:style style:name="ch3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863cm" svg:height="17.715cm" xlink:href=".." xlink:type="simple" chart:class="chart:bar" chart:style-name="ch1">
        <chart:title svg:x="8.625cm" svg:y="1.022cm" chart:style-name="ch2">
          <text:p>Option A: Statistique de fréquentation (janvier)</text:p>
        </chart:title>
        <chart:legend svg:x="1.855cm" svg:y="16.56cm" style:legend-expansion="custom" chartooo:width="26.956cm" chartooo:height="0.811cm" style:legend-expansion-aspect-ratio="33.2379778051788" chart:style-name="ch3"/>
        <chart:plot-area chart:style-name="ch4" table:cell-range-address="'fréquentation (A) détail'.B37:'fréquentation (A) détail'.AF44 'fréquentation (A) détail'.A38:'fréquentation (A) détail'.A44" chart:data-source-has-labels="both" svg:x="1.665cm" svg:y="1.637cm" svg:width="25.979cm" svg:height="14.406cm">
          <chartooo:coordinate-region svg:x="2.386cm" svg:y="1.795cm" svg:width="25.258cm" svg:height="13.684cm"/>
          <chart:axis chart:dimension="x" chart:name="primary-x" chart:style-name="ch5" chartooo:axis-type="text">
            <chart:title svg:x="14.33cm" svg:y="16.065cm" chart:style-name="ch6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7">
            <chart:title svg:x="0.584cm" svg:y="9.362cm" chart:style-name="ch8">
              <text:p>Clients</text:p>
            </chart:title>
            <chart:grid chart:class="major"/>
          </chart:axis>
          <chart:series chart:style-name="ch9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10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1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2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3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series chart:style-name="ch14" chart:values-cell-range-address="'fréquentation (A) détail'.B43:'fréquentation (A) détail'.AF43" chart:label-cell-address="'fréquentation (A) détail'.A43:'fréquentation (A) détail'.A43" chart:class="chart:bar">
            <chart:data-point chart:repeated="31"/>
          </chart:series>
          <chart:series chart:style-name="ch15" chart:values-cell-range-address="'fréquentation (A) détail'.B44:'fréquentation (A) détail'.AF44" chart:label-cell-address="'fréquentation (A) détail'.A44:'fréquentation (A) détail'.A44" chart:class="chart:ba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  <draw:g>
                  <svg:desc>'fréquentation (A) détail'.A38:'fréquentation (A) détail'.A38</svg:desc>
                </draw:g>
              </table:table-cell>
              <table:table-cell office:value-type="float" office:value="NaN">
                <text:p>NaN</text:p>
                <draw:g>
                  <svg:desc>'fréquentation (A) détail'.B38:'fréquentation (A) détail'.AF3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2</text:p>
                <draw:g>
                  <svg:desc>'fréquentation (A) détail'.A39:'fréquentation (A) détail'.A39</svg:desc>
                </draw:g>
              </table:table-cell>
              <table:table-cell office:value-type="float" office:value="NaN">
                <text:p>NaN</text:p>
                <draw:g>
                  <svg:desc>'fréquentation (A) détail'.B39:'fréquentation (A) détail'.AF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3</text:p>
                <draw:g>
                  <svg:desc>'fréquentation (A) détail'.A40:'fréquentation (A) détail'.A40</svg:desc>
                </draw:g>
              </table:table-cell>
              <table:table-cell office:value-type="float" office:value="NaN">
                <text:p>NaN</text:p>
                <draw:g>
                  <svg:desc>'fréquentation (A) détail'.B40:'fréquentation (A) détail'.AF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4</text:p>
                <draw:g>
                  <svg:desc>'fréquentation (A) détail'.A41:'fréquentation (A) détail'.A41</svg:desc>
                </draw:g>
              </table:table-cell>
              <table:table-cell office:value-type="float" office:value="NaN">
                <text:p>NaN</text:p>
                <draw:g>
                  <svg:desc>'fréquentation (A) détail'.B41:'fréquentation (A) détail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5</text:p>
                <draw:g>
                  <svg:desc>'fréquentation (A) détail'.A42:'fréquentation (A) détail'.A42</svg:desc>
                </draw:g>
              </table:table-cell>
              <table:table-cell office:value-type="float" office:value="NaN">
                <text:p>NaN</text:p>
                <draw:g>
                  <svg:desc>'fréquentation (A) détail'.B42:'fréquentation (A) détail'.AF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l6</text:p>
                <draw:g>
                  <svg:desc>'fréquentation (A) détail'.A43:'fréquentation (A) détail'.A43</svg:desc>
                </draw:g>
              </table:table-cell>
              <table:table-cell office:value-type="float" office:value="NaN">
                <text:p>NaN</text:p>
                <draw:g>
                  <svg:desc>'fréquentation (A) détail'.B43:'fréquentation (A) détail'.AF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mme</text:p>
                <draw:g>
                  <svg:desc>'fréquentation (A) détail'.A44:'fréquentation (A) détail'.A44</svg:desc>
                </draw:g>
              </table:table-cell>
              <table:table-cell office:value-type="float" office:value="0">
                <text:p>0</text:p>
                <draw:g>
                  <svg:desc>'fréquentation (A) détail'.B44:'fréquentation (A) détail'.AF4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6">
                <text:p>336</text:p>
              </table:table-cell>
              <table:table-cell office:value-type="float" office:value="377">
                <text:p>377</text:p>
              </table:table-cell>
              <table:table-cell office:value-type="float" office:value="303">
                <text:p>303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223">
                <text:p>223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  <table:table-cell office:value-type="float" office:value="281">
                <text:p>281</text:p>
              </table:table-cell>
              <table:table-cell office:value-type="float" office:value="294">
                <text:p>294</text:p>
              </table:table-cell>
              <table:table-cell office:value-type="float" office:value="270">
                <text:p>270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6">
                <text:p>356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